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32">
            <text:p>2432</text:p>
          </table:table-cell>
          <table:table-cell table:style-name="ce22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921">
            <text:p>16,921</text:p>
          </table:table-cell>
          <table:table-cell table:style-name="ce22" office:value-type="float" office:value="2827">
            <text:p>28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11">
            <text:p>1,811</text:p>
          </table:table-cell>
          <table:table-cell table:style-name="ce23" office:value-type="float" office:value="770">
            <text:p>77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152">
            <text:p>9,152</text:p>
          </table:table-cell>
          <table:table-cell table:style-name="ce23" office:value-type="float" office:value="2582">
            <text:p>2,5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89">
            <text:p>1489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74">
            <text:p>1574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11">
            <text:p>1911</text:p>
          </table:table-cell>
          <table:table-cell table:style-name="ce22" office:value-type="float" office:value="926">
            <text:p>9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374">
            <text:p>11374</text:p>
          </table:table-cell>
          <table:table-cell table:style-name="ce22" office:value-type="float" office:value="1591">
            <text:p>159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74">
            <text:p>1,674</text:p>
          </table:table-cell>
          <table:table-cell table:style-name="ce22" office:value-type="float" office:value="339">
            <text:p>33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874">
            <text:p>51,874</text:p>
          </table:table-cell>
          <table:table-cell table:style-name="ce22" office:value-type="float" office:value="10391">
            <text:p>103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125">
            <text:p>6,12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22">
            <text:p>1,822</text:p>
          </table:table-cell>
          <table:table-cell table:style-name="ce23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041">
            <text:p>16041</text:p>
          </table:table-cell>
          <table:table-cell table:style-name="ce22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208">
            <text:p>11208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46">
            <text:p>2,346</text:p>
          </table:table-cell>
          <table:table-cell table:style-name="ce23" office:value-type="float" office:value="1032">
            <text:p>1,0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82">
            <text:p>228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08">
            <text:p>2408</text:p>
          </table:table-cell>
          <table:table-cell table:style-name="ce22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390">
            <text:p>33390</text:p>
          </table:table-cell>
          <table:table-cell table:style-name="ce22" office:value-type="float" office:value="2868">
            <text:p>286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787">
            <text:p>73787</text:p>
          </table:table-cell>
          <table:table-cell table:style-name="ce22" office:value-type="float" office:value="8544">
            <text:p>85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661">
            <text:p>125661</text:p>
          </table:table-cell>
          <table:table-cell table:style-name="ce22" office:value-type="float" office:value="18935">
            <text:p>189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